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2cm"/>
    </style:style>
    <style:style style:name="co2" style:family="table-column">
      <style:table-column-properties fo:break-before="auto" style:column-width="4.5cm"/>
    </style:style>
    <style:style style:name="co3" style:family="table-column">
      <style:table-column-properties fo:break-before="auto" style:column-width="4.833cm"/>
    </style:style>
    <style:style style:name="co4" style:family="table-column">
      <style:table-column-properties fo:break-before="auto" style:column-width="2.78cm"/>
    </style:style>
    <style:style style:name="co5" style:family="table-column">
      <style:table-column-properties fo:break-before="auto" style:column-width="3.196cm"/>
    </style:style>
    <style:style style:name="co6" style:family="table-column">
      <style:table-column-properties fo:break-before="auto" style:column-width="3.057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Array-Size</text:p>
          </table:table-cell>
          <table:table-cell office:value-type="string">
            <text:p>IdArrayList-implicit-iterator</text:p>
          </table:table-cell>
          <table:table-cell office:value-type="string">
            <text:p>IdArrayList-explicit-iterator</text:p>
          </table:table-cell>
          <table:table-cell office:value-type="string">
            <text:p>IdArrayList-getFirst-getNext-</text:p>
          </table:table-cell>
          <table:table-cell office:value-type="string">
            <text:p>IdArrayListA-for</text:p>
          </table:table-cell>
          <table:table-cell office:value-type="string">
            <text:p>IdArrayListA-while</text:p>
          </table:table-cell>
          <table:table-cell office:value-type="string">
            <text:p>java.util.ArrayList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0142509090312126">
            <text:p>0,01</text:p>
          </table:table-cell>
          <table:table-cell office:value-type="float" office:value="0.00439923013472517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00229720028714999">
            <text:p>0</text:p>
          </table:table-cell>
          <table:table-cell office:value-type="float" office:value="0.0129772950359864">
            <text:p>0,0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00696280187241131">
            <text:p>0,01</text:p>
          </table:table-cell>
          <table:table-cell office:value-type="float" office:value="0.0525532746282543">
            <text:p>0,05</text:p>
          </table:table-cell>
          <table:table-cell office:value-type="float" office:value="0">
            <text:p>0</text:p>
          </table:table-cell>
          <table:table-cell office:value-type="float" office:value="0.00125997480050406">
            <text:p>0</text:p>
          </table:table-cell>
          <table:table-cell office:value-type="float" office:value="0">
            <text:p>0</text:p>
          </table:table-cell>
          <table:table-cell office:value-type="float" office:value="0.0220110969039402">
            <text:p>0,0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0214437307945546">
            <text:p>0,02</text:p>
          </table:table-cell>
          <table:table-cell office:value-type="float" office:value="0.0130379117705462">
            <text:p>0,01</text:p>
          </table:table-cell>
          <table:table-cell office:value-type="float" office:value="0.00233281493001495">
            <text:p>0</text:p>
          </table:table-cell>
          <table:table-cell office:value-type="float" office:value="0.00386380101424777">
            <text:p>0</text:p>
          </table:table-cell>
          <table:table-cell office:value-type="float" office:value="0">
            <text:p>0</text:p>
          </table:table-cell>
          <table:table-cell office:value-type="float" office:value="0.0874136990391575">
            <text:p>0,09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0.0892826475635202">
            <text:p>0,09</text:p>
          </table:table-cell>
          <table:table-cell office:value-type="float" office:value="0.363928932907432">
            <text:p>0,36</text:p>
          </table:table-cell>
          <table:table-cell office:value-type="float" office:value="0.00776148239607495">
            <text:p>0,01</text:p>
          </table:table-cell>
          <table:table-cell office:value-type="float" office:value="0.00346521212751691">
            <text:p>0</text:p>
          </table:table-cell>
          <table:table-cell office:value-type="float" office:value="0.00203873598368976">
            <text:p>0</text:p>
          </table:table-cell>
          <table:table-cell office:value-type="float" office:value="0.29253814484216">
            <text:p>0,2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0.302316052684324">
            <text:p>0,3</text:p>
          </table:table-cell>
          <table:table-cell office:value-type="float" office:value="0.131281035741446">
            <text:p>0,13</text:p>
          </table:table-cell>
          <table:table-cell office:value-type="float" office:value="0.0278598233603545">
            <text:p>0,03</text:p>
          </table:table-cell>
          <table:table-cell office:value-type="float" office:value="0.0180918334716018">
            <text:p>0,02</text:p>
          </table:table-cell>
          <table:table-cell office:value-type="float" office:value="0.0219681342134519">
            <text:p>0,02</text:p>
          </table:table-cell>
          <table:table-cell office:value-type="float" office:value="0.401546835453882">
            <text:p>0,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0.453228652107343">
            <text:p>0,45</text:p>
          </table:table-cell>
          <table:table-cell office:value-type="float" office:value="1.00436932929933">
            <text:p>1</text:p>
          </table:table-cell>
          <table:table-cell office:value-type="float" office:value="0.12695447391991">
            <text:p>0,13</text:p>
          </table:table-cell>
          <table:table-cell office:value-type="float" office:value="0.0268108338865022">
            <text:p>0,03</text:p>
          </table:table-cell>
          <table:table-cell office:value-type="float" office:value="0.0245723595545459">
            <text:p>0,02</text:p>
          </table:table-cell>
          <table:table-cell office:value-type="float" office:value="0.235815635539088">
            <text:p>0,24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.05460950074758">
            <text:p>3,05</text:p>
          </table:table-cell>
          <table:table-cell office:value-type="float" office:value="4.13283808714702">
            <text:p>4,13</text:p>
          </table:table-cell>
          <table:table-cell office:value-type="float" office:value="1.18812901005797">
            <text:p>1,19</text:p>
          </table:table-cell>
          <table:table-cell office:value-type="float" office:value="0.887782419446049">
            <text:p>0,89</text:p>
          </table:table-cell>
          <table:table-cell office:value-type="float" office:value="0.276328656300075">
            <text:p>0,28</text:p>
          </table:table-cell>
          <table:table-cell office:value-type="float" office:value="3.06544458615713">
            <text:p>3,07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.41046925037378">
            <text:p>3,41</text:p>
          </table:table-cell>
          <table:table-cell office:value-type="float" office:value="5.98232928987438">
            <text:p>5,98</text:p>
          </table:table-cell>
          <table:table-cell office:value-type="float" office:value="2.45314503820533">
            <text:p>2,45</text:p>
          </table:table-cell>
          <table:table-cell office:value-type="float" office:value="0.323527225211002">
            <text:p>0,32</text:p>
          </table:table-cell>
          <table:table-cell office:value-type="float" office:value="0.280695819951049">
            <text:p>0,28</text:p>
          </table:table-cell>
          <table:table-cell office:value-type="float" office:value="3.06125989923752">
            <text:p>3,0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5.20160075608815">
            <text:p>5,2</text:p>
          </table:table-cell>
          <table:table-cell office:value-type="float" office:value="6.30021071386165">
            <text:p>6,3</text:p>
          </table:table-cell>
          <table:table-cell office:value-type="float" office:value="3.45820830706384">
            <text:p>3,46</text:p>
          </table:table-cell>
          <table:table-cell office:value-type="float" office:value="0.896274872562386">
            <text:p>0,9</text:p>
          </table:table-cell>
          <table:table-cell office:value-type="float" office:value="0.638033874571842">
            <text:p>0,64</text:p>
          </table:table-cell>
          <table:table-cell office:value-type="float" office:value="4.74710223567358">
            <text:p>4,75</text:p>
          </table:table-cell>
        </table:table-row>
        <table:table-row table:style-name="ro1">
          <table:table-cell>
            <draw:frame table:end-cell-address="Foglio1.G34" table:end-x="2.807cm" table:end-y="0.399cm" draw:z-index="0" draw:style-name="gr1" svg:width="24.286cm" svg:height="10.467cm" svg:x="0.25cm" svg:y="0.319cm">
              <draw:object draw:notify-on-update-of-ranges="Foglio1.A1:Foglio1.A1 Foglio1.A2:Foglio1.A10 Foglio1.B1:Foglio1.B1 Foglio1.B2:Foglio1.B10 Foglio1.C1:Foglio1.C1 Foglio1.C2:Foglio1.C10 Foglio1.D1:Foglio1.D1 Foglio1.D2:Foglio1.D10 Foglio1.E1:Foglio1.E1 Foglio1.E2:Foglio1.E10 Foglio1.F1:Foglio1.F1 Foglio1.F2:Foglio1.F10 Foglio1.G1:Foglio1.G1 Foglio1.G2:Foglio1.G1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2/05/2012</text:date>, <text:time>11.32.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2-05-02T11:32:24.72</dc:date>
    <dc:creator>Giuseppe Pace</dc:creator>
    <meta:document-statistic meta:table-count="1" meta:cell-count="70" meta:object-count="1"/>
    <meta:generator>OpenOffice.org/3.0$Win32 OpenOffice.org_project/300m15$Build-937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1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3" style:family="chart">
      <style:graphic-properties draw:fill-color="#579d1c"/>
      <style:text-properties fo:font-size="6pt" style:font-size-asian="6pt" style:font-size-complex="6pt"/>
    </style:style>
    <style:style style:name="ch14" style:family="chart">
      <style:graphic-properties draw:fill-color="#7e0021"/>
      <style:text-properties fo:font-size="6pt" style:font-size-asian="6pt" style:font-size-complex="6pt"/>
    </style:style>
    <style:style style:name="ch15" style:family="chart">
      <style:graphic-properties draw:fill-color="#83caff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24.287cm" svg:height="10.468cm" chart:class="chart:bar" chart:style-name="ch1">
        <chart:title svg:x="10.383cm" svg:y="0.21cm" chart:style-name="ch2">
          <text:p>Lists Performance</text:p>
        </chart:title>
        <chart:legend chart:legend-position="end" svg:x="19.501cm" svg:y="3.859cm" chart:style-name="ch3"/>
        <chart:plot-area chart:style-name="ch4" table:cell-range-address="Foglio1.A1:Foglio1.G10" chart:data-source-has-labels="both" svg:x="0.769cm" svg:y="0.922cm" svg:width="18.248cm" svg:height="9.12cm">
          <chart:axis chart:dimension="x" chart:name="primary-x" chart:style-name="ch5">
            <chart:title svg:x="9.557cm" svg:y="9.653cm" chart:style-name="ch6">
              <text:p>lists size</text:p>
            </chart:title>
            <chart:categories table:cell-range-address="Foglio1.A2:Foglio1.A10"/>
          </chart:axis>
          <chart:axis chart:dimension="y" chart:name="primary-y" chart:style-name="ch7">
            <chart:title svg:x="0.486cm" svg:y="5.42cm" chart:style-name="ch8">
              <text:p>ms</text:p>
            </chart:title>
            <chart:grid chart:style-name="ch9" chart:class="major"/>
          </chart:axis>
          <chart:series chart:style-name="ch10" chart:values-cell-range-address="Foglio1.B2:Foglio1.B10" chart:label-cell-address="Foglio1.B1:Foglio1.B1" chart:class="chart:bar">
            <chart:data-point chart:repeated="9"/>
          </chart:series>
          <chart:series chart:style-name="ch11" chart:values-cell-range-address="Foglio1.C2:Foglio1.C10" chart:label-cell-address="Foglio1.C1:Foglio1.C1" chart:class="chart:bar">
            <chart:data-point chart:repeated="9"/>
          </chart:series>
          <chart:series chart:style-name="ch12" chart:values-cell-range-address="Foglio1.D2:Foglio1.D10" chart:label-cell-address="Foglio1.D1:Foglio1.D1" chart:class="chart:bar">
            <chart:data-point chart:repeated="9"/>
          </chart:series>
          <chart:series chart:style-name="ch13" chart:values-cell-range-address="Foglio1.E2:Foglio1.E10" chart:label-cell-address="Foglio1.E1:Foglio1.E1" chart:class="chart:bar">
            <chart:data-point chart:repeated="9"/>
          </chart:series>
          <chart:series chart:style-name="ch14" chart:values-cell-range-address="Foglio1.F2:Foglio1.F10" chart:label-cell-address="Foglio1.F1:Foglio1.F1" chart:class="chart:bar">
            <chart:data-point chart:repeated="9"/>
          </chart:series>
          <chart:series chart:style-name="ch15" chart:values-cell-range-address="Foglio1.G2:Foglio1.G10" chart:label-cell-address="Foglio1.G1:Foglio1.G1" chart:class="chart:bar">
            <chart:data-point chart:repeated="9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oglio1.B1:Foglio1.B1">IdArrayList-implicit-iterator</text:p>
              </table:table-cell>
              <table:table-cell office:value-type="string">
                <text:p text:id="Foglio1.C1:Foglio1.C1">IdArrayList-explicit-iterator</text:p>
              </table:table-cell>
              <table:table-cell office:value-type="string">
                <text:p text:id="Foglio1.D1:Foglio1.D1">IdArrayList-getFirst-getNext-</text:p>
              </table:table-cell>
              <table:table-cell office:value-type="string">
                <text:p text:id="Foglio1.E1:Foglio1.E1">IdArrayListA-for</text:p>
              </table:table-cell>
              <table:table-cell office:value-type="string">
                <text:p text:id="Foglio1.F1:Foglio1.F1">IdArrayListA-while</text:p>
              </table:table-cell>
              <table:table-cell office:value-type="string">
                <text:p text:id="Foglio1.G1:Foglio1.G1">java.util.ArrayList</text:p>
              </table:table-cell>
            </table:table-row>
          </table:table-header-rows>
          <table:table-rows>
            <table:table-row>
              <table:table-cell office:value-type="string">
                <text:p text:id="Foglio1.A2:Foglio1.A10">50</text:p>
              </table:table-cell>
              <table:table-cell office:value-type="float" office:value="0.0142509090312126">
                <text:p text:id="Foglio1.B2:Foglio1.B10">0.0142509090312126</text:p>
              </table:table-cell>
              <table:table-cell office:value-type="float" office:value="0.00439923013472517">
                <text:p text:id="Foglio1.C2:Foglio1.C10">0.00439923013472517</text:p>
              </table:table-cell>
              <table:table-cell office:value-type="float" office:value="0">
                <text:p text:id="Foglio1.D2:Foglio1.D10">0</text:p>
              </table:table-cell>
              <table:table-cell office:value-type="float" office:value="0">
                <text:p text:id="Foglio1.E2:Foglio1.E10">0</text:p>
              </table:table-cell>
              <table:table-cell office:value-type="float" office:value="0.00229720028714999">
                <text:p text:id="Foglio1.F2:Foglio1.F10">0.00229720028714999</text:p>
              </table:table-cell>
              <table:table-cell office:value-type="float" office:value="0.0129772950359864">
                <text:p text:id="Foglio1.G2:Foglio1.G10">0.012977295035986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696280187241131">
                <text:p>0.00696280187241131</text:p>
              </table:table-cell>
              <table:table-cell office:value-type="float" office:value="0.0525532746282543">
                <text:p>0.0525532746282543</text:p>
              </table:table-cell>
              <table:table-cell office:value-type="float" office:value="0">
                <text:p>0</text:p>
              </table:table-cell>
              <table:table-cell office:value-type="float" office:value="0.00125997480050406">
                <text:p>0.00125997480050406</text:p>
              </table:table-cell>
              <table:table-cell office:value-type="float" office:value="0">
                <text:p>0</text:p>
              </table:table-cell>
              <table:table-cell office:value-type="float" office:value="0.0220110969039402">
                <text:p>0.02201109690394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214437307945546">
                <text:p>0.0214437307945546</text:p>
              </table:table-cell>
              <table:table-cell office:value-type="float" office:value="0.0130379117705462">
                <text:p>0.0130379117705462</text:p>
              </table:table-cell>
              <table:table-cell office:value-type="float" office:value="0.00233281493001495">
                <text:p>0.00233281493001495</text:p>
              </table:table-cell>
              <table:table-cell office:value-type="float" office:value="0.00386380101424777">
                <text:p>0.00386380101424777</text:p>
              </table:table-cell>
              <table:table-cell office:value-type="float" office:value="0">
                <text:p>0</text:p>
              </table:table-cell>
              <table:table-cell office:value-type="float" office:value="0.0874136990391575">
                <text:p>0.087413699039157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892826475635202">
                <text:p>0.0892826475635202</text:p>
              </table:table-cell>
              <table:table-cell office:value-type="float" office:value="0.363928932907432">
                <text:p>0.363928932907432</text:p>
              </table:table-cell>
              <table:table-cell office:value-type="float" office:value="0.00776148239607495">
                <text:p>0.00776148239607495</text:p>
              </table:table-cell>
              <table:table-cell office:value-type="float" office:value="0.00346521212751691">
                <text:p>0.00346521212751691</text:p>
              </table:table-cell>
              <table:table-cell office:value-type="float" office:value="0.00203873598368976">
                <text:p>0.00203873598368976</text:p>
              </table:table-cell>
              <table:table-cell office:value-type="float" office:value="0.29253814484216">
                <text:p>0.2925381448421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302316052684324">
                <text:p>0.302316052684324</text:p>
              </table:table-cell>
              <table:table-cell office:value-type="float" office:value="0.131281035741446">
                <text:p>0.131281035741446</text:p>
              </table:table-cell>
              <table:table-cell office:value-type="float" office:value="0.0278598233603545">
                <text:p>0.0278598233603545</text:p>
              </table:table-cell>
              <table:table-cell office:value-type="float" office:value="0.0180918334716018">
                <text:p>0.0180918334716018</text:p>
              </table:table-cell>
              <table:table-cell office:value-type="float" office:value="0.0219681342134519">
                <text:p>0.0219681342134519</text:p>
              </table:table-cell>
              <table:table-cell office:value-type="float" office:value="0.401546835453882">
                <text:p>0.401546835453882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453228652107343">
                <text:p>0.453228652107343</text:p>
              </table:table-cell>
              <table:table-cell office:value-type="float" office:value="1.00436932929933">
                <text:p>1.00436932929933</text:p>
              </table:table-cell>
              <table:table-cell office:value-type="float" office:value="0.12695447391991">
                <text:p>0.12695447391991</text:p>
              </table:table-cell>
              <table:table-cell office:value-type="float" office:value="0.0268108338865022">
                <text:p>0.0268108338865022</text:p>
              </table:table-cell>
              <table:table-cell office:value-type="float" office:value="0.0245723595545459">
                <text:p>0.0245723595545459</text:p>
              </table:table-cell>
              <table:table-cell office:value-type="float" office:value="0.235815635539088">
                <text:p>0.23581563553908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05460950074758">
                <text:p>3.05460950074758</text:p>
              </table:table-cell>
              <table:table-cell office:value-type="float" office:value="4.13283808714702">
                <text:p>4.13283808714702</text:p>
              </table:table-cell>
              <table:table-cell office:value-type="float" office:value="1.18812901005797">
                <text:p>1.18812901005797</text:p>
              </table:table-cell>
              <table:table-cell office:value-type="float" office:value="0.887782419446049">
                <text:p>0.887782419446049</text:p>
              </table:table-cell>
              <table:table-cell office:value-type="float" office:value="0.276328656300075">
                <text:p>0.276328656300075</text:p>
              </table:table-cell>
              <table:table-cell office:value-type="float" office:value="3.06544458615713">
                <text:p>3.0654445861571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.41046925037378">
                <text:p>3.41046925037378</text:p>
              </table:table-cell>
              <table:table-cell office:value-type="float" office:value="5.98232928987438">
                <text:p>5.98232928987438</text:p>
              </table:table-cell>
              <table:table-cell office:value-type="float" office:value="2.45314503820533">
                <text:p>2.45314503820533</text:p>
              </table:table-cell>
              <table:table-cell office:value-type="float" office:value="0.323527225211002">
                <text:p>0.323527225211002</text:p>
              </table:table-cell>
              <table:table-cell office:value-type="float" office:value="0.280695819951049">
                <text:p>0.280695819951049</text:p>
              </table:table-cell>
              <table:table-cell office:value-type="float" office:value="3.06125989923752">
                <text:p>3.06125989923752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5.20160075608815">
                <text:p>5.20160075608815</text:p>
              </table:table-cell>
              <table:table-cell office:value-type="float" office:value="6.30021071386165">
                <text:p>6.30021071386165</text:p>
              </table:table-cell>
              <table:table-cell office:value-type="float" office:value="3.45820830706384">
                <text:p>3.45820830706384</text:p>
              </table:table-cell>
              <table:table-cell office:value-type="float" office:value="0.896274872562386">
                <text:p>0.896274872562386</text:p>
              </table:table-cell>
              <table:table-cell office:value-type="float" office:value="0.638033874571842">
                <text:p>0.638033874571842</text:p>
              </table:table-cell>
              <table:table-cell office:value-type="float" office:value="4.74710223567358">
                <text:p>4.747102235673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